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6.231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top" draw:auto-grow-height="false" fo:min-height="2.163cm" fo:min-width="6.231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2.544cm" fo:min-width="6.231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top" draw:auto-grow-height="false" fo:min-height="2.417cm" fo:min-width="6.231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0.893cm" fo:min-width="6.231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1.655cm" fo:min-width="6.231cm"/>
      <style:paragraph-properties style:writing-mode="lr-tb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0.893cm" fo:min-width="6.231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4.322cm" fo:min-width="6.231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start" style:writing-mode="lr-tb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5" style:family="paragraph">
      <loext:graphic-properties draw:fill="none" draw:fill-color="#729fcf"/>
      <style:paragraph-properties fo:text-align="start" style:writing-mode="lr-tb"/>
      <style:text-properties fo:font-size="11pt" style:font-size-asian="11pt" style:font-size-complex="11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31cm" svg:height="0.635cm" svg:x="21.066cm" svg:y="1.762cm">
          <text:p text:style-name="P1"><text:span text:style-name="T1">Pass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731cm" svg:height="2.413cm" svg:x="21.066cm" svg:y="2.397cm">
          <text:p text:style-name="P3"><text:span text:style-name="T1">- nom : string</text:span></text:p>
          <text:p text:style-name="P3"><text:span text:style-name="T1">- prenom : string</text:span></text:p>
          <text:p text:style-name="P3"><text:span text:style-name="T1">- age : int</text:span></text:p>
          <text:p text:style-name="P3"><text:span text:style-name="T1">- titre : enum</text:span></text:p>
          <text:p text:style-name="P3"><text:span text:style-name="T1">- numPasseport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731cm" svg:height="2.794cm" svg:x="21.066cm" svg:y="4.81cm">
          <text:p text:style-name="P3"><text:span text:style-name="T1">+ reserverVol() : Reservation</text:span></text:p>
          <text:p text:style-name="P3"><text:span text:style-name="T1">+ confirmerReservation() : void</text:span></text:p>
          <text:p text:style-name="P3"><text:span text:style-name="T1">+ annulerReservation() : void</text:span></text:p>
          <text:p text:style-name="P3"><text:span text:style-name="T1">+ afficherVols() : void</text:span></text:p>
          <text:p text:style-name="P3"><text:span text:style-name="T1">+ isVol() : bool</text:span></text:p>
          <text:p text:style-name="P3"><text:span text:style-name="T1">+ isReservation() : b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31cm" svg:height="0.635cm" svg:x="2.143cm" svg:y="1.762cm">
          <text:p text:style-name="P1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731cm" svg:height="2.667cm" svg:x="2.143cm" svg:y="2.397cm">
          <text:p text:style-name="P3"><text:span text:style-name="T1">- numVol : int</text:span></text:p>
          <text:p text:style-name="P3"><text:span text:style-name="T1">- nbPlaceMax : int</text:span></text:p>
          <text:p text:style-name="P3"><text:span text:style-name="T1">- destination : Destinaton</text:span></text:p>
          <text:p text:style-name="P3"><text:span text:style-name="T1">- date : Date</text:span></text:p>
          <text:p text:style-name="P3"><text:span text:style-name="T1">- prix : 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31cm" svg:height="0.635cm" svg:x="10.144cm" svg:y="8.747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731cm" svg:height="1.143cm" svg:x="10.144cm" svg:y="9.382cm">
          <text:p text:style-name="P3"><text:span text:style-name="T1">- date : string</text:span></text:p>
          <text:p text:style-name="P3"><text:span text:style-name="T1">- heure : 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31cm" svg:height="0.635cm" svg:x="2.143cm" svg:y="8.747cm">
          <text:p text:style-name="P1"><text:span text:style-name="T1">Destin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731cm" svg:height="1.143cm" svg:x="2.143cm" svg:y="9.382cm">
          <text:p text:style-name="P3"><text:span text:style-name="T1">- villeDepart : string</text:span></text:p>
          <text:p text:style-name="P3"><text:span text:style-name="T1">- villeArrivee : 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31cm" svg:height="0.635cm" svg:x="11.414cm" svg:y="1.762cm">
          <text:p text:style-name="P1"><text:span text:style-name="T1">Reserv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731cm" svg:height="1.905cm" svg:x="11.414cm" svg:y="2.397cm">
          <text:p text:style-name="P3"><text:span text:style-name="T1">- numReservation : int</text:span></text:p>
          <text:p text:style-name="P3"><text:span text:style-name="T1">- numPasseport : int</text:span></text:p>
          <text:p text:style-name="P3"><text:span text:style-name="T1">- numVol : int</text:span></text:p>
          <text:p text:style-name="P3"><text:span text:style-name="T1">- confirmation : b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31cm" svg:height="0.635cm" svg:x="21.32cm" svg:y="14.208cm">
          <text:p text:style-name="P1"><text:span text:style-name="T1">Administrateu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731cm" svg:height="1.143cm" svg:x="21.32cm" svg:y="14.843cm">
          <text:p text:style-name="P3"><text:span text:style-name="T1">- id : string</text:span></text:p>
          <text:p text:style-name="P3"><text:span text:style-name="T1">- mdp : st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731cm" svg:height="4.572cm" svg:x="21.32cm" svg:y="15.986cm">
          <text:p text:style-name="P3"><text:span text:style-name="T1">+ connecter() : void</text:span></text:p>
          <text:p text:style-name="P3"><text:span text:style-name="T1">+ ajouterVol() : Vol</text:span></text:p>
          <text:p text:style-name="P3"><text:span text:style-name="T1">+ ajouterPassager() : Passager</text:span></text:p>
          <text:p text:style-name="P3"><text:span text:style-name="T1">+ ajouterReservation() : Reservation</text:span></text:p>
          <text:p text:style-name="P3"><text:span text:style-name="T1">+ ajouterDestination() : Destination</text:span></text:p>
          <text:p text:style-name="P3"><text:span text:style-name="T1">+ modifierHeureVol() : void</text:span></text:p>
          <text:p text:style-name="P3"><text:span text:style-name="T1">+ modifierDateVol() : void</text:span></text:p>
          <text:p text:style-name="P3"><text:span text:style-name="T1">+ afficherVols() : void</text:span></text:p>
          <text:p text:style-name="P3"><text:span text:style-name="T1">+ isVol() : bool</text:span></text:p>
          <text:p text:style-name="P3"><text:span text:style-name="T1">+ affficherPassagersParVol() : voi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8.874cm" svg:y1="2.143cm" svg:x2="11.414cm" svg:y2="2.143cm">
          <text:p text:style-name="P6"><text:span text:style-name="T1">*</text:span><text:span text:style-name="T1"><text:tab/></text:span><text:span text:style-name="T1"> <text:s text:c="7"/>1</text:span></text:p>
        </draw:line>
        <draw:line draw:style-name="gr9" draw:text-style-name="P7" draw:layer="layout" svg:x1="18.145cm" svg:y1="2.143cm" svg:x2="21.066cm" svg:y2="2.143cm">
          <text:p text:style-name="P6"><text:span text:style-name="T1">1 <text:s text:c="10"/></text:span><text:span text:style-name="T1"><text:tab/></text:span><text:span text:style-name="T1">*</text:span></text:p>
        </draw:line>
        <draw:line draw:style-name="gr9" draw:text-style-name="P7" draw:layer="layout" svg:x1="6.969cm" svg:y1="8.747cm" svg:x2="6.969cm" svg:y2="5.064cm">
          <text:p text:style-name="P8"><text:span text:style-name="T1">1</text:span><text:span text:style-name="T1"><text:tab/></text:span><text:span text:style-name="T1"><text:tab/></text:span><text:span text:style-name="T1">*</text:span></text:p>
        </draw:line>
        <draw:line draw:style-name="gr9" draw:text-style-name="P9" draw:layer="layout" svg:x1="10.525cm" svg:y1="8.747cm" svg:x2="10.525cm" svg:y2="4.556cm">
          <text:p text:style-name="P6"><text:span text:style-name="T1">1</text:span><text:span text:style-name="T1"><text:tab/></text:span><text:span text:style-name="T1"><text:tab/></text:span><text:span text:style-name="T1"><text:tab/></text:span></text:p>
        </draw:line>
        <draw:line draw:style-name="gr9" draw:text-style-name="P7" draw:layer="layout" svg:x1="8.874cm" svg:y1="4.556cm" svg:x2="10.525cm" svg:y2="4.556cm">
          <text:p text:style-name="P8"><text:span text:style-name="T1">* <text:s text:c="9"/></text:span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0-11-30T10:24:23.935000000</dc:date>
    <meta:editing-duration>PT31M37S</meta:editing-duration>
    <meta:editing-cycles>6</meta:editing-cycles>
    <meta:document-statistic meta:object-count="19"/>
  </office:meta>
</office:document-meta>
</file>